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7.698cm"/>
    </style:style>
    <style:style style:name="co3" style:family="table-column">
      <style:table-column-properties fo:break-before="auto" style:column-width="2.9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8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>
            <text:p>Category</text:p>
          </table:table-cell>
          <table:table-cell office:value-type="string">
            <text:p>Checklist</text:p>
          </table:table-cell>
          <table:table-cell office:value-type="string">
            <text:p>Comments</text:p>
          </table:table-cell>
          <table:table-cell/>
        </table:table-row>
        <table:table-row table:style-name="ro1">
          <table:table-cell office:value-type="string">
            <text:p>NFR</text:p>
          </table:table-cell>
          <table:table-cell office:value-type="string">
            <text:p>Do we have clarity on scope of work for PT ?</text:p>
          </table:table-cell>
          <table:table-cell/>
          <table:table-cell table:style-name="ce2" office:value-type="date" office:date-value="2024-01-24">
            <text:p>24 January 2024</text:p>
          </table:table-cell>
        </table:table-row>
        <table:table-row table:style-name="ro1">
          <table:table-cell/>
          <table:table-cell office:value-type="string">
            <text:p>Is PT types clearly mentioned including number of cycles/runs for each test ty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mapping of NFR with type of testing completed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in scope activities clearly documented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out of scope activities clearly documented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tools for different performance test types identified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Critical Business flows identified ?. <text:s/>Do we have agreement on that functionalities to be performnce tested ? <text:s/>Does it cover 80~90% of core business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KT for application and flows completed ? Is KT documents like application overview, System appreciation document, logical architecture, physical architecture available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e the NFRs clearly documented and made available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FR gathering : <text:s/>who will gather NFR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NFR availability timeline agreed ?</text:p>
          </table:table-cell>
          <table:table-cell table:number-columns-repeated="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Do we have details of team who is responsile for providing the test environment ?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e the roles and responsibilities clearly defined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duration of PT environment to be made available clearly called out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e we planning to use shared environment for PT activities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vironment shoul be PROD like, isolated and not shar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risk of using environment with lower config/ fewer instances highlighted and mitigated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ve we called the risks of env with scaled down version of PROD env and critical SLA like throughput, Response time cannot be extrapolated 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est Data</text:p>
          </table:table-cell>
          <table:table-cell office:value-type="string">
            <text:p>is data preparation part of PT team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es PT team have access to database and all servers ? If access is not available, then there will be delay in monitoring and anal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PROD data redacted in PT environment 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PT team aware of compliance risk of using real data ? <text:s/>( e.g valid mobile#, email id, credit card )</text:p>
          </table:table-cell>
          <table:table-cell table:number-columns-repeated="2"/>
        </table:table-row>
        <table:table-row table:style-name="ro1">
          <table:table-cell office:value-type="string">
            <text:p>Interfaces/Stub</text:p>
          </table:table-cell>
          <table:table-cell office:value-type="string">
            <text:p>If system has interface with other applications, is PT confined to component testing of system under test and PT for interfaces and other upstream/downstream systems are not in sc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 PT for interfacing system benchmarked ? <text:s text:c="2"/>If not, there is additional complexity to identify the root cause for performance iss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f interfacing system is not available or not same size as PROD, then stub needs to be provided by application team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4">24/01/2024</text:date>, <text:time>21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a Selavrasu</meta:initial-creator>
    <meta:creation-date>2022-11-28T13:41:58.19</meta:creation-date>
    <dc:date>2024-01-24T21:50:00.43</dc:date>
    <dc:creator>Aruna Selavrasu</dc:creator>
    <meta:editing-duration>PT1H18M29S</meta:editing-duration>
    <meta:editing-cycles>10</meta:editing-cycles>
    <meta:generator>OpenOffice/4.1.6$Win32 OpenOffice.org_project/416m1$Build-9790</meta:generator>
    <meta:document-statistic meta:table-count="3" meta:cell-count="33" meta:object-count="0"/>
  </office:meta>
</office:document-meta>
</file>